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tion :</text:p>
      <text:p text:style-name="Standard"/>
      <text:p text:style-name="Standard"/>
      <text:p text:style-name="Standard"/>
      <text:p text:style-name="Standard"/>
      <text:p text:style-name="Standard"><text:tab/>Du 23 Avril au 27 Mai (ou 30 Mai) nous avons effectué un stage dans la faculté de Science au département informatique. Nous avons donc du choisir nos stages dans une liste de sujet. Nous avons choisie notre stage en deuxième position car nous étions également intéressé par le QRCode.</text:p>
      <text:p text:style-name="Standard"><text:tab/>Notre sujet de stage fut de développé un logiciel permettant de créer automatiquement un chemin sur une carte charger préalablement. L'utilisateur est donc amené à charger une carte et choisir sur quel chemin celui-ci veut utiliser. Une fois terminé, l'utilisateur peut exporté son tracer pour l'exploité sur d'autre plat-forme <text:s/>tel qu'un GPS classique ou encore une montre.</text:p>
      <text:p text:style-name="Standard"><text:tab/>On fut alors amené à se poser la question de comment allions-nous pouvoir …</text:p>
      <text:p text:style-name="Standard"><text:tab/></text:p>
      <text:p text:style-name="Standard"><text:tab/>Nous allons tenter d'apporter une réponse à cette question en deux points. Tout d'abord en présentant l'organisation qui a découler du stage ainsi qu'une présentation plus explicite du sujet a travers le choix des outils, … </text:p>
      <text:p text:style-name="Standard">Enfin nous présenterons le travail réalisé par les algorithmes utilisé, les choix réalisé …</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meta:initial-creator>
    <meta:creation-date>2012-05-12T08:51:32</meta:creation-date>
    <dc:date>2012-05-12T09:17:34</dc:date>
    <dc:creator>Quentin </dc:creator>
    <meta:editing-duration>PT26M2S</meta:editing-duration>
    <meta:editing-cycles>2</meta:editing-cycles>
    <meta:generator>LibreOffice/3.4$Linux LibreOffice_project/340m1$Build-502</meta:generator>
    <meta:document-statistic meta:table-count="0" meta:image-count="0" meta:object-count="0" meta:page-count="1" meta:paragraph-count="7" meta:word-count="173" meta:character-count="1067" meta:non-whitespace-character-count="893"/>
  </office:meta>
</office:document-meta>
</file>